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3" svg:font-family="'Lohit Devanagari'" style:font-pitch="variable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775cm" fo:margin-left="6.586cm" fo:margin-top="0cm" fo:margin-bottom="0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223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fo:padding-left="0.092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1.B1" style:family="table-cell">
      <style:table-cell-properties fo:padding-left="0.092cm" fo:padding-right="0.097cm" fo:padding-top="0.097cm" fo:padding-bottom="0.097cm" fo:border="0.25pt solid #000000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Table_20_Contents">
      <style:paragraph-properties fo:margin-top="0cm" fo:margin-bottom="0.353cm" loext:contextual-spacing="false" style:snap-to-layout-grid="false"/>
      <style:text-properties style:font-name="Times New Roman" fo:font-size="14pt" officeooo:paragraph-rsid="0014ca2d" style:font-size-asian="14pt" style:font-size-complex="14pt"/>
    </style:style>
    <style:style style:name="P2" style:family="paragraph" style:parent-style-name="Table_20_Contents">
      <style:paragraph-properties fo:margin-top="0cm" fo:margin-bottom="0.353cm" loext:contextual-spacing="false"/>
      <style:text-properties style:font-name="Times New Roman" fo:font-size="14pt" officeooo:paragraph-rsid="0014ca2d" style:font-size-asian="14pt" style:font-size-complex="14pt"/>
    </style:style>
    <style:style style:name="P3" style:family="paragraph" style:parent-style-name="Table_20_Contents">
      <style:paragraph-properties fo:margin-top="0cm" fo:margin-bottom="0.353cm" loext:contextual-spacing="false" text:number-lines="false" text:line-number="0"/>
      <style:text-properties style:font-name="Times New Roman" fo:font-size="14pt" officeooo:paragraph-rsid="0014ca2d" style:font-size-asian="14pt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language="en" fo:country="US" style:font-name-asian="Liberation Serif1" style:font-size-asian="14pt" style:font-name-complex="Liberation Serif1" style:font-size-complex="14pt"/>
    </style:style>
    <style:style style:name="P13" style:family="paragraph" style:parent-style-name="Standard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officeooo:paragraph-rsid="0014ca2d" style:font-size-asian="14pt" style:font-name-complex="Times New Roman1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officeooo:paragraph-rsid="0014ca2d" style:font-size-asian="14pt" style:font-name-complex="Times New Roman1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officeooo:paragraph-rsid="0014ca2d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4ca2d" style:font-size-asian="14pt" style:font-weight-asian="bold" style:font-name-complex="Times New Roman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4ca2d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officeooo:paragraph-rsid="0014ca2d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text-align="justify" style:justify-single-word="false"/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font-size="10pt" fo:language="en" fo:country="US" style:font-name-asian="Liberation Serif1" style:font-size-asian="10pt" style:font-name-complex="Liberation Serif1" style:font-size-complex="10pt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14ca2d" style:font-size-asian="14pt" style:font-name-complex="Times New Roman1" style:font-size-complex="14pt"/>
    </style:style>
    <style:style style:name="P28" style:family="paragraph" style:parent-style-name="Standard" style:master-page-name="Преобразование_20_1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31" style:family="paragraph" style:parent-style-name="Standard">
      <style:text-properties fo:language="en" fo:country="US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language="en" fo:country="US" fo:font-weight="bold" style:font-size-asian="14pt" style:font-weight-asian="bold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style:font-name-asian="Liberation Serif1" style:font-size-asian="14pt" style:font-name-complex="Liberation Serif1" style:font-size-complex="14pt"/>
    </style:style>
    <style:style style:name="T7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language="en" fo:country="US" fo:font-weight="normal" style:font-name-asian="Liberation Serif1" style:font-size-asian="14pt" style:font-weight-asian="normal" style:font-name-complex="Liberation Serif1" style:font-size-complex="14pt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4ca2d" style:font-size-asian="14pt" style:font-weight-asian="normal" style:font-size-complex="14pt" style:font-weight-complex="normal"/>
    </style:style>
    <style:style style:name="T11" style:family="text">
      <style:text-properties style:font-name="Times New Roman" style:font-name-complex="Times New Roman"/>
    </style:style>
    <style:style style:name="T12" style:family="text">
      <style:text-properties style:font-name="Times New Roman" style:font-name-asian="Times New Roman" style:font-name-complex="Times New Roman"/>
    </style:style>
    <style:style style:name="T13" style:family="text">
      <style:text-properties officeooo:rsid="002ba745"/>
    </style:style>
    <style:style style:name="T14" style:family="text">
      <style:text-properties officeooo:rsid="0014dd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осковский Авиационный Институт</text:p>
      <text:p text:style-name="P17">(Национальный исследовательский Университет)</text:p>
      <text:p text:style-name="P17"/>
      <text:p text:style-name="P17"/>
      <text:p text:style-name="P17">Факультет: «Информационные технологии и прикладная математика»</text:p>
      <text:p text:style-name="P17">Кафедра: 806 «Вычислительная математика и программирование»</text:p>
      <text:p text:style-name="P17"/>
      <text:p text:style-name="P17"/>
      <text:p text:style-name="P17"/>
      <text:p text:style-name="P17"/>
      <text:p text:style-name="P21">Лабораторная работа №<text:span text:style-name="T13">7</text:span></text:p>
      <text:p text:style-name="P21">по курсу «ООП»</text:p>
      <text:p text:style-name="P19"/>
      <text:p text:style-name="P21"/>
      <text:p text:style-name="P21"/>
      <text:p text:style-name="P21"/>
      <text:p text:style-name="P21">Тема:</text:p>
      <text:p text:style-name="P20"><text:span text:style-name="T12">Проектирование структуры классов</text:span><text:span text:style-name="T11">.</text:span></text:p>
      <text:p text:style-name="P19"/>
      <text:p text:style-name="P19"/>
      <text:p text:style-name="P19"/>
      <text:p text:style-name="P19"/>
      <text:p text:style-name="P19"/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Студент:</text:p>
          </table:table-cell>
          <table:table-cell table:style-name="Таблица1.B1" office:value-type="string">
            <text:p text:style-name="P3">Обыденкова Ю.Ю.</text:p>
          </table:table-cell>
        </table:table-row>
        <table:table-row table:style-name="Таблица1.1">
          <table:table-cell table:style-name="Таблица1.A1" office:value-type="string">
            <text:p text:style-name="P3">Группа:</text:p>
          </table:table-cell>
          <table:table-cell table:style-name="Таблица1.B1" office:value-type="string">
            <text:p text:style-name="P3">М80-208Б-18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:</text:p>
          </table:table-cell>
          <table:table-cell table:style-name="Таблица1.B1" office:value-type="string">
            <text:p text:style-name="P3">Журавлев А.А.</text:p>
          </table:table-cell>
        </table:table-row>
        <table:table-row table:style-name="Таблица1.4">
          <table:table-cell table:style-name="Таблица1.A1" office:value-type="string">
            <text:p text:style-name="P2">Вариант:</text:p>
          </table:table-cell>
          <table:table-cell table:style-name="Таблица1.B1" office:value-type="string">
            <text:p text:style-name="P2">18</text:p>
          </table:table-cell>
        </table:table-row>
        <table:table-row table:style-name="Таблица1.5">
          <table:table-cell table:style-name="Таблица1.A1" office:value-type="string">
            <text:p text:style-name="P3">Оценка:</text:p>
          </table:table-cell>
          <table:table-cell table:style-name="Таблица1.B1" office:value-type="string">
            <text:p text:style-name="P1"/>
          </table:table-cell>
        </table:table-row>
        <table:table-row table:style-name="Таблица1.6">
          <table:table-cell table:style-name="Таблица1.A1" office:value-type="string">
            <text:p text:style-name="P3">Дата:</text:p>
          </table:table-cell>
          <table:table-cell table:style-name="Таблица1.B1" office:value-type="string">
            <text:p text:style-name="P1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7">Москва</text:p>
      <text:p text:style-name="P22">2019</text:p>
      <text:p text:style-name="P28">1. Код программы на языке C++:</text:p>
      <text:p text:style-name="P9"/>
      <text:p text:style-name="P10">figure.h:</text:p>
      <text:p text:style-name="P10"/>
      <text:p text:style-name="P12"><text:s/></text:p>
      <text:p text:style-name="P9">#ifndef _FIGURE_H_</text:p>
      <text:p text:style-name="P9">#define _FIGURE_H_</text:p>
      <text:p text:style-name="P9"/>
      <text:p text:style-name="P9">#include &lt;iostream&gt;</text:p>
      <text:p text:style-name="P9">#include "point.h"</text:p>
      <text:p text:style-name="P9">#include &lt;fstream&gt;</text:p>
      <text:p text:style-name="P9"/>
      <text:p text:style-name="P9">struct figure {</text:p>
      <text:p text:style-name="P23"><text:span text:style-name="T6"><text:s text:c="4"/></text:span><text:span text:style-name="T3">virtual point center() const = 0;</text:span></text:p>
      <text:p text:style-name="P23"><text:span text:style-name="T6"><text:s text:c="4"/></text:span><text:span text:style-name="T3">virtual void print(std::ostream&amp;) const = 0 ;</text:span></text:p>
      <text:p text:style-name="P23"><text:span text:style-name="T6"><text:s text:c="4"/></text:span><text:span text:style-name="T3">virtual void printFile(std::ofstream&amp;) const = 0 ;</text:span></text:p>
      <text:p text:style-name="P23"><text:span text:style-name="T6"><text:s text:c="4"/></text:span><text:span text:style-name="T3">virtual double area() const = 0;</text:span></text:p>
      <text:p text:style-name="P23"><text:span text:style-name="T6"><text:s text:c="4"/></text:span><text:span text:style-name="T3">virtual ~figure() = default;</text:span></text:p>
      <text:p text:style-name="P9">};</text:p>
      <text:p text:style-name="P9"/>
      <text:p text:style-name="P9"/>
      <text:p text:style-name="P9">#endif //_FIGURE_H_</text:p>
      <text:p text:style-name="P9"/>
      <text:p text:style-name="P9"/>
      <text:p text:style-name="P10">point.h:</text:p>
      <text:p text:style-name="P10"/>
      <text:p text:style-name="P9">#ifndef <text:s/>_POINT_H_</text:p>
      <text:p text:style-name="P9">#define <text:s/>_POINT_H_</text:p>
      <text:p text:style-name="P9"/>
      <text:p text:style-name="P9">#include &lt;iostream&gt;</text:p>
      <text:p text:style-name="P9"/>
      <text:p text:style-name="P9">struct point {</text:p>
      <text:p text:style-name="P23"><text:span text:style-name="T6"><text:s text:c="4"/></text:span><text:span text:style-name="T3">double x, y;</text:span></text:p>
      <text:p text:style-name="P23"><text:span text:style-name="T6"><text:s text:c="4"/></text:span><text:span text:style-name="T3">point (double <text:s/>a,double b) { x = a, y = b;};</text:span></text:p>
      <text:p text:style-name="P23"><text:span text:style-name="T6"><text:s text:c="4"/></text:span><text:span text:style-name="T3">point() = default;</text:span></text:p>
      <text:p text:style-name="P9">};</text:p>
      <text:p text:style-name="P9"/>
      <text:p text:style-name="P9">std::istream&amp; operator &gt;&gt; (std::istream&amp; is,point&amp; p );</text:p>
      <text:p text:style-name="P9">std::ostream&amp; operator &lt;&lt; (std::ostream&amp; os,const point&amp; p);</text:p>
      <text:p text:style-name="P9"/>
      <text:p text:style-name="P9"/>
      <text:p text:style-name="P9">#endif // _POINT_H_</text:p>
      <text:p text:style-name="P9"/>
      <text:p text:style-name="P9"/>
      <text:p text:style-name="P9"/>
      <text:p text:style-name="P10"><text:soft-page-break/>square.h:</text:p>
      <text:p text:style-name="P10"/>
      <text:p text:style-name="P14">#ifndef _SQUARE_H_</text:p>
      <text:p text:style-name="P14">#define _SQUARE_H_</text:p>
      <text:p text:style-name="P14"/>
      <text:p text:style-name="P14">#include "figure.h"</text:p>
      <text:p text:style-name="P14"/>
      <text:p text:style-name="P14">struct square : figure {</text:p>
      <text:p text:style-name="P14">private:</text:p>
      <text:p text:style-name="P23"><text:span text:style-name="T8"><text:s text:c="4"/></text:span><text:span text:style-name="T7">point a1,a2,a3,a4;</text:span></text:p>
      <text:p text:style-name="P14">public:</text:p>
      <text:p text:style-name="P23"><text:span text:style-name="T8"><text:s text:c="4"/></text:span><text:span text:style-name="T7">point center() const override ;</text:span></text:p>
      <text:p text:style-name="P23"><text:span text:style-name="T8"><text:s text:c="4"/></text:span><text:span text:style-name="T7">void print(std::ostream&amp;) const <text:s/>override ;</text:span></text:p>
      <text:p text:style-name="P23"><text:span text:style-name="T8"><text:s text:c="4"/></text:span><text:span text:style-name="T7">void printFile(std::ofstream&amp;) const override ;</text:span></text:p>
      <text:p text:style-name="P23"><text:span text:style-name="T8"><text:s text:c="4"/></text:span><text:span text:style-name="T7">double area() const override ;</text:span></text:p>
      <text:p text:style-name="P23"><text:span text:style-name="T8"><text:s text:c="4"/></text:span><text:span text:style-name="T7">square() = default;</text:span></text:p>
      <text:p text:style-name="P23"><text:span text:style-name="T8"><text:s text:c="4"/></text:span><text:span text:style-name="T7">square(std::istream&amp; is);</text:span></text:p>
      <text:p text:style-name="P23"><text:span text:style-name="T8"><text:s text:c="4"/></text:span><text:span text:style-name="T7">square(std::ifstream&amp; is);</text:span></text:p>
      <text:p text:style-name="P14">};</text:p>
      <text:p text:style-name="P14"/>
      <text:p text:style-name="P14">#endif //_SQUARE_H_</text:p>
      <text:p text:style-name="P10"/>
      <text:p text:style-name="P10">square.cpp:</text:p>
      <text:p text:style-name="P10"/>
      <text:p text:style-name="P14">#include "square.h"</text:p>
      <text:p text:style-name="P14"/>
      <text:p text:style-name="P14">#include &lt;cmath&gt;</text:p>
      <text:p text:style-name="P14">#include "point.h"</text:p>
      <text:p text:style-name="P14"/>
      <text:p text:style-name="P14">point square::center() const {</text:p>
      <text:p text:style-name="P23"><text:span text:style-name="T8"><text:s text:c="4"/></text:span><text:span text:style-name="T7">double x,y;</text:span></text:p>
      <text:p text:style-name="P23"><text:span text:style-name="T8"><text:s text:c="4"/></text:span><text:span text:style-name="T7">x = (a1.x + a2.x + a3.x + a4.x) / 4;</text:span></text:p>
      <text:p text:style-name="P23"><text:span text:style-name="T8"><text:s text:c="4"/></text:span><text:span text:style-name="T7">y = (a1.y + a2.y + a3.y + a4.y) / 4;</text:span></text:p>
      <text:p text:style-name="P23"><text:span text:style-name="T8"><text:s text:c="4"/></text:span><text:span text:style-name="T7">point p(x,y);</text:span></text:p>
      <text:p text:style-name="P23"><text:span text:style-name="T8"><text:s text:c="4"/></text:span><text:span text:style-name="T7">return p;</text:span></text:p>
      <text:p text:style-name="P14">}</text:p>
      <text:p text:style-name="P14"/>
      <text:p text:style-name="P14">void square::print(std::ostream&amp; os) const {</text:p>
      <text:p text:style-name="P23"><text:span text:style-name="T8"><text:s text:c="4"/></text:span><text:span text:style-name="T7">os &lt;&lt; "square\n"&lt;&lt; a1 &lt;&lt; '\n' &lt;&lt; a2 &lt;&lt; '\n' &lt;&lt; a3 &lt;&lt; '\n' &lt;&lt; a4 &lt;&lt; '\n';</text:span></text:p>
      <text:p text:style-name="P23"><text:span text:style-name="T8"><text:s text:c="4"/></text:span><text:span text:style-name="T7">os &lt;&lt; "Center: " &lt;&lt; center() &lt;&lt; '\n' &lt;&lt; "Area:" &lt;&lt; area() &lt;&lt; '\n';</text:span></text:p>
      <text:p text:style-name="P14">}</text:p>
      <text:p text:style-name="P14"/>
      <text:p text:style-name="P14">void square::printFile(std::ofstream&amp; of) const {</text:p>
      <text:p text:style-name="P23"><text:span text:style-name="T8"><text:s text:c="4"/></text:span><text:span text:style-name="T7">of &lt;&lt; "square\n"&lt;&lt; a1 &lt;&lt; '\n' &lt;&lt; a2 &lt;&lt; '\n' &lt;&lt; a3 &lt;&lt; '\n' &lt;&lt; a4 &lt;&lt; '\n';</text:span></text:p>
      <text:p text:style-name="P14">}</text:p>
      <text:p text:style-name="P14"><text:soft-page-break/></text:p>
      <text:p text:style-name="P14">double square::area() const{</text:p>
      <text:p text:style-name="P23"><text:span text:style-name="T8"><text:s text:c="4"/></text:span><text:span text:style-name="T7">double vecX = a2.x - a1.x;</text:span></text:p>
      <text:p text:style-name="P23"><text:span text:style-name="T8"><text:s text:c="4"/></text:span><text:span text:style-name="T7">double vecY = a2.y - a1.y;</text:span></text:p>
      <text:p text:style-name="P14"/>
      <text:p text:style-name="P23"><text:span text:style-name="T8"><text:s text:c="4"/></text:span><text:span text:style-name="T7">return vecX * vecX + vecY * vecY;</text:span></text:p>
      <text:p text:style-name="P14">}</text:p>
      <text:p text:style-name="P14"/>
      <text:p text:style-name="P14">square::square(std::istream&amp; is) {</text:p>
      <text:p text:style-name="P23"><text:span text:style-name="T8"><text:s text:c="4"/></text:span><text:span text:style-name="T7">is &gt;&gt; a1 &gt;&gt; a2 &gt;&gt; a3 &gt;&gt; a4;</text:span></text:p>
      <text:p text:style-name="P14">}</text:p>
      <text:p text:style-name="P14"/>
      <text:p text:style-name="P14">square::square(std::ifstream&amp; is) {</text:p>
      <text:p text:style-name="P23"><text:span text:style-name="T8"><text:s text:c="4"/></text:span><text:span text:style-name="T7">is &gt;&gt; a1 &gt;&gt; a2 &gt;&gt; a3 &gt;&gt; a4;</text:span></text:p>
      <text:p text:style-name="P14">}</text:p>
      <text:p text:style-name="P10"/>
      <text:p text:style-name="P10">rectangle.h:</text:p>
      <text:p text:style-name="P10"/>
      <text:p text:style-name="P14">#ifndef _RECTANGLE_H_</text:p>
      <text:p text:style-name="P14">#define _RECTANGLE_H_</text:p>
      <text:p text:style-name="P14"/>
      <text:p text:style-name="P14">#include "figure.h"</text:p>
      <text:p text:style-name="P14"/>
      <text:p text:style-name="P14">struct rectangle : figure{</text:p>
      <text:p text:style-name="P14">private:</text:p>
      <text:p text:style-name="P23"><text:span text:style-name="T8"><text:s text:c="4"/></text:span><text:span text:style-name="T7">point a1,a2,a3,a4;</text:span></text:p>
      <text:p text:style-name="P14">public:</text:p>
      <text:p text:style-name="P23"><text:span text:style-name="T8"><text:s text:c="4"/></text:span><text:span text:style-name="T7">point center() const override ;</text:span></text:p>
      <text:p text:style-name="P23"><text:span text:style-name="T8"><text:s text:c="4"/></text:span><text:span text:style-name="T7">void print(std::ostream&amp;) const override ;</text:span></text:p>
      <text:p text:style-name="P23"><text:span text:style-name="T8"><text:s text:c="4"/></text:span><text:span text:style-name="T7">void printFile(std::ofstream&amp;) const override ;</text:span></text:p>
      <text:p text:style-name="P23"><text:span text:style-name="T8"><text:s text:c="4"/></text:span><text:span text:style-name="T7">double area() const override ;</text:span></text:p>
      <text:p text:style-name="P23"><text:span text:style-name="T8"><text:s text:c="4"/></text:span><text:span text:style-name="T7">rectangle() = default;</text:span></text:p>
      <text:p text:style-name="P23"><text:span text:style-name="T8"><text:s text:c="4"/></text:span><text:span text:style-name="T7">rectangle(std::istream&amp; is);</text:span></text:p>
      <text:p text:style-name="P23"><text:span text:style-name="T8"><text:s text:c="4"/></text:span><text:span text:style-name="T7">rectangle(std::ifstream&amp; is);</text:span></text:p>
      <text:p text:style-name="P14">};</text:p>
      <text:p text:style-name="P14"/>
      <text:p text:style-name="P14">#endif //_RECTANGLE_H_</text:p>
      <text:p text:style-name="P14"/>
      <text:p text:style-name="P10">rectangle.cpp</text:p>
      <text:p text:style-name="P10"/>
      <text:p text:style-name="P14">#include &lt;cmath&gt;</text:p>
      <text:p text:style-name="P14"/>
      <text:p text:style-name="P14">#include "rectangle.h"</text:p>
      <text:p text:style-name="P14"/>
      <text:p text:style-name="P14">point rectangle::center() const {</text:p>
      <text:p text:style-name="P23"><text:soft-page-break/><text:span text:style-name="T8"><text:s text:c="4"/></text:span><text:span text:style-name="T7">double x,y;</text:span></text:p>
      <text:p text:style-name="P23"><text:span text:style-name="T8"><text:s text:c="4"/></text:span><text:span text:style-name="T7">x = (a1.x + a2.x + a3.x + a4.x) / 4;</text:span></text:p>
      <text:p text:style-name="P23"><text:span text:style-name="T8"><text:s text:c="4"/></text:span><text:span text:style-name="T7">y = (a1.y + a2.y + a3.y + a4.y) / 4;</text:span></text:p>
      <text:p text:style-name="P23"><text:span text:style-name="T8"><text:s text:c="4"/></text:span><text:span text:style-name="T7">point p(x,y);</text:span></text:p>
      <text:p text:style-name="P23"><text:span text:style-name="T8"><text:s text:c="4"/></text:span><text:span text:style-name="T7">return p;</text:span></text:p>
      <text:p text:style-name="P14">}</text:p>
      <text:p text:style-name="P14"/>
      <text:p text:style-name="P14">void rectangle::print(std::ostream&amp; os) const {</text:p>
      <text:p text:style-name="P23"><text:span text:style-name="T8"><text:s text:c="4"/></text:span><text:span text:style-name="T7">os &lt;&lt; "rectangle\n"&lt;&lt; a1 &lt;&lt; '\n' &lt;&lt; a2 &lt;&lt; '\n' &lt;&lt; a3 &lt;&lt; '\n' &lt;&lt; a4 &lt;&lt; '\n';</text:span></text:p>
      <text:p text:style-name="P23"><text:span text:style-name="T8"><text:s text:c="4"/></text:span><text:span text:style-name="T7">os &lt;&lt; "Center: " &lt;&lt; center() &lt;&lt; '\n' &lt;&lt; "Area:" &lt;&lt; area() &lt;&lt; '\n';</text:span></text:p>
      <text:p text:style-name="P14">}</text:p>
      <text:p text:style-name="P14"/>
      <text:p text:style-name="P14">void rectangle::printFile(std::ofstream &amp;of) const {</text:p>
      <text:p text:style-name="P23"><text:span text:style-name="T8"><text:s text:c="4"/></text:span><text:span text:style-name="T7">of &lt;&lt; "rectangle\n"&lt;&lt; a1 &lt;&lt; '\n' &lt;&lt; a2 &lt;&lt; '\n' &lt;&lt; a3 &lt;&lt; '\n' &lt;&lt; a4 &lt;&lt; '\n';</text:span></text:p>
      <text:p text:style-name="P14">}</text:p>
      <text:p text:style-name="P14"/>
      <text:p text:style-name="P14">double rectangle::area() const {</text:p>
      <text:p text:style-name="P23"><text:span text:style-name="T8"><text:s text:c="4"/></text:span><text:span text:style-name="T7">double xHeight = a2.x - a1.x;</text:span></text:p>
      <text:p text:style-name="P23"><text:span text:style-name="T8"><text:s text:c="4"/></text:span><text:span text:style-name="T7">double yHeight = a2.y - a1.y;</text:span></text:p>
      <text:p text:style-name="P14"/>
      <text:p text:style-name="P23"><text:span text:style-name="T8"><text:s text:c="4"/></text:span><text:span text:style-name="T7">double xWidth = a3.x - a2.x;</text:span></text:p>
      <text:p text:style-name="P23"><text:span text:style-name="T8"><text:s text:c="4"/></text:span><text:span text:style-name="T7">double yWidth = a3.y - a2.y;</text:span></text:p>
      <text:p text:style-name="P14"/>
      <text:p text:style-name="P23"><text:span text:style-name="T8"><text:s text:c="4"/></text:span><text:span text:style-name="T7">return sqrt(xHeight * xHeight + yHeight * yHeight) * sqrt(xWidth * xWidth + yWidth * yWidth);</text:span></text:p>
      <text:p text:style-name="P14">}</text:p>
      <text:p text:style-name="P14"/>
      <text:p text:style-name="P14">rectangle::rectangle(std::istream&amp; is) {</text:p>
      <text:p text:style-name="P23"><text:span text:style-name="T8"><text:s text:c="4"/></text:span><text:span text:style-name="T7">is &gt;&gt; a1 &gt;&gt; a2 &gt;&gt; a3 &gt;&gt; a4;</text:span></text:p>
      <text:p text:style-name="P14">}</text:p>
      <text:p text:style-name="P14"/>
      <text:p text:style-name="P14">rectangle::rectangle(std::ifstream&amp; is) {</text:p>
      <text:p text:style-name="P23"><text:span text:style-name="T8"><text:s text:c="4"/></text:span><text:span text:style-name="T7">is &gt;&gt; a1 &gt;&gt; a2 &gt;&gt; a3 &gt;&gt; a4;</text:span></text:p>
      <text:p text:style-name="P14">}</text:p>
      <text:p text:style-name="P10"/>
      <text:p text:style-name="P10">command.h:</text:p>
      <text:p text:style-name="P10"/>
      <text:p text:style-name="P14">#ifndef _COMMAND_H_</text:p>
      <text:p text:style-name="P14">#define _COMMAND_H_</text:p>
      <text:p text:style-name="P14">#include "document.h"</text:p>
      <text:p text:style-name="P14"/>
      <text:p text:style-name="P14">struct Acommand {</text:p>
      <text:p text:style-name="P23"><text:span text:style-name="T8"><text:s text:c="4"/></text:span><text:span text:style-name="T7">virtual ~Acommand() = default;</text:span></text:p>
      <text:p text:style-name="P23"><text:span text:style-name="T8"><text:s text:c="4"/></text:span><text:span text:style-name="T7">virtual void UnExecute() = 0;</text:span></text:p>
      <text:p text:style-name="P14"/>
      <text:p text:style-name="P14"><text:soft-page-break/></text:p>
      <text:p text:style-name="P14">protected:</text:p>
      <text:p text:style-name="P23"><text:span text:style-name="T8"><text:s text:c="4"/></text:span><text:span text:style-name="T7">std::shared_ptr&lt;document&gt; doc_;</text:span></text:p>
      <text:p text:style-name="P14">};</text:p>
      <text:p text:style-name="P14"/>
      <text:p text:style-name="P14">struct InsertCommand : public Acommand {</text:p>
      <text:p text:style-name="P14">public:</text:p>
      <text:p text:style-name="P23"><text:span text:style-name="T8"><text:s text:c="4"/></text:span><text:span text:style-name="T7">void UnExecute() override;</text:span></text:p>
      <text:p text:style-name="P23"><text:span text:style-name="T8"><text:s text:c="4"/></text:span><text:span text:style-name="T7">InsertCommand(std::shared_ptr&lt;document&gt;&amp; doc);</text:span></text:p>
      <text:p text:style-name="P14">};</text:p>
      <text:p text:style-name="P14"/>
      <text:p text:style-name="P14">struct DeleteCommand : public Acommand {</text:p>
      <text:p text:style-name="P14">public:</text:p>
      <text:p text:style-name="P14">DeleteCommand(std::shared_ptr&lt;figure&gt;&amp; newFigure, uint32_t <text:tab/><text:tab/><text:tab/><text:tab/> <text:s text:c="2"/>newIndex,std::shared_ptr&lt;document&gt;&amp; doc);</text:p>
      <text:p text:style-name="P23"><text:span text:style-name="T8"><text:s text:c="4"/></text:span><text:span text:style-name="T7"><text:tab/><text:tab/>void UnExecute() override;</text:span></text:p>
      <text:p text:style-name="P14"/>
      <text:p text:style-name="P14">private:</text:p>
      <text:p text:style-name="P23"><text:span text:style-name="T8"><text:s text:c="4"/></text:span><text:span text:style-name="T7">std::shared_ptr&lt;figure&gt; figure_;</text:span></text:p>
      <text:p text:style-name="P23"><text:span text:style-name="T8"><text:s text:c="4"/></text:span><text:span text:style-name="T7">uint32_t index_;</text:span></text:p>
      <text:p text:style-name="P14">};</text:p>
      <text:p text:style-name="P14">#endif //_COMMAND_H_</text:p>
      <text:p text:style-name="P10"/>
      <text:p text:style-name="P10">command.cpp:</text:p>
      <text:p text:style-name="P10"/>
      <text:p text:style-name="P14">#include "command.h"</text:p>
      <text:p text:style-name="P14"/>
      <text:p text:style-name="P14">void InsertCommand::UnExecute() {</text:p>
      <text:p text:style-name="P23"><text:span text:style-name="T8"><text:s text:c="4"/></text:span><text:span text:style-name="T7">doc_-&gt;RemoveLast();</text:span></text:p>
      <text:p text:style-name="P14">}</text:p>
      <text:p text:style-name="P14"/>
      <text:p text:style-name="P14">InsertCommand::InsertCommand(std::shared_ptr&lt;document&gt; &amp;doc) {</text:p>
      <text:p text:style-name="P23"><text:span text:style-name="T8"><text:s text:c="4"/></text:span><text:span text:style-name="T7">doc_ = doc;</text:span></text:p>
      <text:p text:style-name="P14">}</text:p>
      <text:p text:style-name="P14"/>
      <text:p text:style-name="P14">DeleteCommand::DeleteCommand(std::shared_ptr&lt;figure&gt; &amp;newFigure, uint32_t newIndex, std::shared_ptr&lt;document&gt; &amp;doc) {</text:p>
      <text:p text:style-name="P23"><text:span text:style-name="T8"><text:s text:c="4"/></text:span><text:span text:style-name="T7">doc_ = doc;</text:span></text:p>
      <text:p text:style-name="P23"><text:span text:style-name="T8"><text:s text:c="4"/></text:span><text:span text:style-name="T7">figure_ = newFigure;</text:span></text:p>
      <text:p text:style-name="P23"><text:span text:style-name="T8"><text:s text:c="4"/></text:span><text:span text:style-name="T7">index_ = newIndex;</text:span></text:p>
      <text:p text:style-name="P14">}</text:p>
      <text:p text:style-name="P14"/>
      <text:p text:style-name="P14">void DeleteCommand::UnExecute() {</text:p>
      <text:p text:style-name="P23"><text:span text:style-name="T8"><text:s text:c="4"/></text:span><text:span text:style-name="T7">doc_-&gt;InsertIndex(figure_,index_);</text:span></text:p>
      <text:p text:style-name="P14">}</text:p>
      <text:p text:style-name="P10"><text:soft-page-break/></text:p>
      <text:p text:style-name="P10">document.h:</text:p>
      <text:p text:style-name="P10"/>
      <text:p text:style-name="P14">#ifndef _DOCUMENT_H_</text:p>
      <text:p text:style-name="P14">#define _DOCUMENT_H_</text:p>
      <text:p text:style-name="P14"/>
      <text:p text:style-name="P14">#include &lt;fstream&gt;</text:p>
      <text:p text:style-name="P14">#include &lt;cstdint&gt;</text:p>
      <text:p text:style-name="P14">#include &lt;memory&gt;</text:p>
      <text:p text:style-name="P14">#include &lt;string&gt;</text:p>
      <text:p text:style-name="P14">#include &lt;algorithm&gt;</text:p>
      <text:p text:style-name="P14">#include "figure.h"</text:p>
      <text:p text:style-name="P14">#include &lt;vector&gt;</text:p>
      <text:p text:style-name="P14">#include "factory.h"</text:p>
      <text:p text:style-name="P14"/>
      <text:p text:style-name="P14">struct document {</text:p>
      <text:p text:style-name="P14">public:</text:p>
      <text:p text:style-name="P23"><text:span text:style-name="T8"><text:s text:c="4"/></text:span><text:span text:style-name="T7">void Print() const ;</text:span></text:p>
      <text:p text:style-name="P23"><text:span text:style-name="T8"><text:s text:c="4"/></text:span><text:span text:style-name="T7">document(std::string&amp; newName): name_(newName), factory_(), buffer_(0) {};</text:span></text:p>
      <text:p text:style-name="P23"><text:span text:style-name="T8"><text:s text:c="4"/></text:span><text:span text:style-name="T7">void Insert(std::shared_ptr&lt;figure&gt;&amp; ptr);</text:span></text:p>
      <text:p text:style-name="P23"><text:span text:style-name="T8"><text:s text:c="4"/></text:span><text:span text:style-name="T7">void Rename(const std::string&amp; newName);</text:span></text:p>
      <text:p text:style-name="P23"><text:span text:style-name="T8"><text:s text:c="4"/></text:span><text:span text:style-name="T7">void Save (const std::string&amp; filename) const;</text:span></text:p>
      <text:p text:style-name="P23"><text:span text:style-name="T8"><text:s text:c="4"/></text:span><text:span text:style-name="T7">void Load(const std::string&amp; filename);</text:span></text:p>
      <text:p text:style-name="P23"><text:span text:style-name="T8"><text:s text:c="4"/></text:span><text:span text:style-name="T7">std::shared_ptr&lt;figure&gt; GetFigure(uint32_t index);</text:span></text:p>
      <text:p text:style-name="P23"><text:span text:style-name="T8"><text:s text:c="4"/></text:span><text:span text:style-name="T7">void Erase(uint32_t index);</text:span></text:p>
      <text:p text:style-name="P23"><text:span text:style-name="T8"><text:s text:c="4"/></text:span><text:span text:style-name="T7">std::string GetName();</text:span></text:p>
      <text:p text:style-name="P23"><text:span text:style-name="T8"><text:s text:c="4"/></text:span><text:span text:style-name="T7">size_t Size();</text:span></text:p>
      <text:p text:style-name="P14"/>
      <text:p text:style-name="P14">private:</text:p>
      <text:p text:style-name="P23"><text:span text:style-name="T8"><text:s text:c="4"/></text:span><text:span text:style-name="T7">friend class InsertCommand;</text:span></text:p>
      <text:p text:style-name="P23"><text:span text:style-name="T8"><text:s text:c="4"/></text:span><text:span text:style-name="T7">friend class DeleteCommand;</text:span></text:p>
      <text:p text:style-name="P23"><text:span text:style-name="T8"><text:s text:c="4"/></text:span><text:span text:style-name="T7">factory factory_;</text:span></text:p>
      <text:p text:style-name="P23"><text:span text:style-name="T8"><text:s text:c="4"/></text:span><text:span text:style-name="T7">std::string name_;</text:span></text:p>
      <text:p text:style-name="P23"><text:span text:style-name="T8"><text:s text:c="4"/></text:span><text:span text:style-name="T7">std::vector&lt;std::shared_ptr&lt;figure&gt;&gt; buffer_;</text:span></text:p>
      <text:p text:style-name="P14"/>
      <text:p text:style-name="P23"><text:span text:style-name="T8"><text:s text:c="4"/></text:span><text:span text:style-name="T7">void RemoveLast();</text:span></text:p>
      <text:p text:style-name="P14"/>
      <text:p text:style-name="P23"><text:span text:style-name="T8"><text:s text:c="4"/></text:span><text:span text:style-name="T7">void InsertIndex(std::shared_ptr&lt;figure&gt;&amp; newFigure, uint32_t index);</text:span></text:p>
      <text:p text:style-name="P14">};</text:p>
      <text:p text:style-name="P14"/>
      <text:p text:style-name="P14">#endif //_DOCUMENT_H_</text:p>
      <text:p text:style-name="P10"/>
      <text:p text:style-name="P10">document.cpp:</text:p>
      <text:p text:style-name="P10"/>
      <text:p text:style-name="P14">#include "document.h"</text:p>
      <text:p text:style-name="P14"><text:soft-page-break/></text:p>
      <text:p text:style-name="P14">void document::Print() const {</text:p>
      <text:p text:style-name="P23"><text:span text:style-name="T8"><text:s text:c="4"/></text:span><text:span text:style-name="T7">{</text:span></text:p>
      <text:p text:style-name="P23"><text:span text:style-name="T8"><text:s text:c="8"/></text:span><text:span text:style-name="T7">if (buffer_.empty()) {</text:span></text:p>
      <text:p text:style-name="P23"><text:span text:style-name="T8"><text:s text:c="12"/></text:span><text:span text:style-name="T7">std::cout &lt;&lt; "Buffer is empty\n";</text:span></text:p>
      <text:p text:style-name="P23"><text:span text:style-name="T8"><text:s text:c="8"/></text:span><text:span text:style-name="T7">}</text:span></text:p>
      <text:p text:style-name="P23"><text:span text:style-name="T8"><text:s text:c="8"/></text:span><text:span text:style-name="T7">for (auto elem : buffer_) {</text:span></text:p>
      <text:p text:style-name="P23"><text:span text:style-name="T8"><text:s text:c="12"/></text:span><text:span text:style-name="T7">elem-&gt;print(std::cout);</text:span></text:p>
      <text:p text:style-name="P23"><text:span text:style-name="T8"><text:s text:c="8"/></text:span><text:span text:style-name="T7">}</text:span></text:p>
      <text:p text:style-name="P23"><text:span text:style-name="T8"><text:s text:c="4"/></text:span><text:span text:style-name="T7">}</text:span></text:p>
      <text:p text:style-name="P14">}</text:p>
      <text:p text:style-name="P14"/>
      <text:p text:style-name="P14">void document::Insert(std::shared_ptr&lt;figure&gt; &amp;ptr) {</text:p>
      <text:p text:style-name="P23"><text:span text:style-name="T8"><text:s text:c="4"/></text:span><text:span text:style-name="T7">buffer_.push_back(ptr);</text:span></text:p>
      <text:p text:style-name="P14">}</text:p>
      <text:p text:style-name="P14"/>
      <text:p text:style-name="P14">void document::Rename(const std::string &amp;newName) {</text:p>
      <text:p text:style-name="P23"><text:span text:style-name="T8"><text:s text:c="4"/></text:span><text:span text:style-name="T7">name_ = newName;</text:span></text:p>
      <text:p text:style-name="P14">}</text:p>
      <text:p text:style-name="P14"/>
      <text:p text:style-name="P14">void document::Save(const std::string &amp;filename) const {</text:p>
      <text:p text:style-name="P23"><text:span text:style-name="T8"><text:s text:c="4"/></text:span><text:span text:style-name="T7">std::ofstream fout;</text:span></text:p>
      <text:p text:style-name="P23"><text:span text:style-name="T8"><text:s text:c="4"/></text:span><text:span text:style-name="T7">fout.open(filename);</text:span></text:p>
      <text:p text:style-name="P23"><text:span text:style-name="T8"><text:s text:c="4"/></text:span><text:span text:style-name="T7">if (!fout.is_open()) {</text:span></text:p>
      <text:p text:style-name="P23"><text:span text:style-name="T8"><text:s text:c="8"/></text:span><text:span text:style-name="T7">throw std::runtime_error("File is not opened\n");</text:span></text:p>
      <text:p text:style-name="P23"><text:span text:style-name="T8"><text:s text:c="4"/></text:span><text:span text:style-name="T7">}</text:span></text:p>
      <text:p text:style-name="P23"><text:span text:style-name="T8"><text:s text:c="4"/></text:span><text:span text:style-name="T7">fout &lt;&lt; buffer_.size() &lt;&lt; '\n';</text:span></text:p>
      <text:p text:style-name="P23"><text:span text:style-name="T8"><text:s text:c="4"/></text:span><text:span text:style-name="T7">for (auto elem : buffer_) {</text:span></text:p>
      <text:p text:style-name="P23"><text:span text:style-name="T8"><text:s text:c="8"/></text:span><text:span text:style-name="T7">elem-&gt;printFile(fout);</text:span></text:p>
      <text:p text:style-name="P23"><text:span text:style-name="T8"><text:s text:c="4"/></text:span><text:span text:style-name="T7">}</text:span></text:p>
      <text:p text:style-name="P14">}</text:p>
      <text:p text:style-name="P14"/>
      <text:p text:style-name="P14">void document::Load(const std::string &amp;filename) {</text:p>
      <text:p text:style-name="P23"><text:span text:style-name="T8"><text:s text:c="4"/></text:span><text:span text:style-name="T7">std::ifstream fin;</text:span></text:p>
      <text:p text:style-name="P23"><text:span text:style-name="T8"><text:s text:c="4"/></text:span><text:span text:style-name="T7">fin.open(filename);</text:span></text:p>
      <text:p text:style-name="P23"><text:span text:style-name="T8"><text:s text:c="4"/></text:span><text:span text:style-name="T7">if (!fin.is_open()) {</text:span></text:p>
      <text:p text:style-name="P23"><text:span text:style-name="T8"><text:s text:c="8"/></text:span><text:span text:style-name="T7">throw std::runtime_error("File is not opened\n");</text:span></text:p>
      <text:p text:style-name="P23"><text:span text:style-name="T8"><text:s text:c="4"/></text:span><text:span text:style-name="T7">}</text:span></text:p>
      <text:p text:style-name="P23"><text:span text:style-name="T8"><text:s text:c="4"/></text:span><text:span text:style-name="T7">size_t size;</text:span></text:p>
      <text:p text:style-name="P23"><text:span text:style-name="T8"><text:s text:c="4"/></text:span><text:span text:style-name="T7">fin &gt;&gt; size;</text:span></text:p>
      <text:p text:style-name="P23"><text:span text:style-name="T8"><text:s text:c="4"/></text:span><text:span text:style-name="T7">buffer_.clear();</text:span></text:p>
      <text:p text:style-name="P23"><text:span text:style-name="T8"><text:s text:c="4"/></text:span><text:span text:style-name="T7">for (int i = 0; i &lt; size; ++i) {</text:span></text:p>
      <text:p text:style-name="P23"><text:span text:style-name="T8"><text:s text:c="8"/></text:span><text:span text:style-name="T7">buffer_.push_back(factory_.FigureCreateFile(fin));</text:span></text:p>
      <text:p text:style-name="P23"><text:span text:style-name="T8"><text:s text:c="4"/></text:span><text:span text:style-name="T7">}</text:span></text:p>
      <text:p text:style-name="P23"><text:span text:style-name="T8"><text:s text:c="4"/></text:span><text:span text:style-name="T7">name_ = filename;</text:span></text:p>
      <text:p text:style-name="P14"><text:soft-page-break/>}</text:p>
      <text:p text:style-name="P14"/>
      <text:p text:style-name="P14">std::shared_ptr&lt;figure&gt; document::GetFigure(uint32_t index) {</text:p>
      <text:p text:style-name="P23"><text:span text:style-name="T8"><text:s text:c="4"/></text:span><text:span text:style-name="T7">return buffer_[index];</text:span></text:p>
      <text:p text:style-name="P14">}</text:p>
      <text:p text:style-name="P14"/>
      <text:p text:style-name="P14">void document::Erase(uint32_t index) {</text:p>
      <text:p text:style-name="P23"><text:span text:style-name="T8"><text:s text:c="4"/></text:span><text:span text:style-name="T7">if ( index &gt;= buffer_.size()) {</text:span></text:p>
      <text:p text:style-name="P23"><text:span text:style-name="T8"><text:s text:c="8"/></text:span><text:span text:style-name="T7">throw std::logic_error("Out of bounds\n");</text:span></text:p>
      <text:p text:style-name="P23"><text:span text:style-name="T8"><text:s text:c="4"/></text:span><text:span text:style-name="T7">}</text:span></text:p>
      <text:p text:style-name="P23"><text:span text:style-name="T8"><text:s text:c="4"/></text:span><text:span text:style-name="T7">buffer_[index] = nullptr;</text:span></text:p>
      <text:p text:style-name="P23"><text:span text:style-name="T8"><text:s text:c="4"/></text:span><text:span text:style-name="T7">for (; index &lt; buffer_.size() - 1; ++index) {</text:span></text:p>
      <text:p text:style-name="P23"><text:span text:style-name="T8"><text:s text:c="8"/></text:span><text:span text:style-name="T7">buffer_[index] = buffer_[index + 1];</text:span></text:p>
      <text:p text:style-name="P23"><text:span text:style-name="T8"><text:s text:c="4"/></text:span><text:span text:style-name="T7">}</text:span></text:p>
      <text:p text:style-name="P23"><text:span text:style-name="T8"><text:s text:c="4"/></text:span><text:span text:style-name="T7">buffer_.pop_back();</text:span></text:p>
      <text:p text:style-name="P14">}</text:p>
      <text:p text:style-name="P14"/>
      <text:p text:style-name="P14">std::string document::GetName() {</text:p>
      <text:p text:style-name="P23"><text:span text:style-name="T8"><text:s text:c="4"/></text:span><text:span text:style-name="T7">return this-&gt;name_;</text:span></text:p>
      <text:p text:style-name="P14">}</text:p>
      <text:p text:style-name="P14"/>
      <text:p text:style-name="P14">size_t document::Size() {</text:p>
      <text:p text:style-name="P23"><text:span text:style-name="T8"><text:s text:c="4"/></text:span><text:span text:style-name="T7">return buffer_.size();</text:span></text:p>
      <text:p text:style-name="P14">}</text:p>
      <text:p text:style-name="P14"/>
      <text:p text:style-name="P14">void document::RemoveLast() {</text:p>
      <text:p text:style-name="P23"><text:span text:style-name="T8"><text:s text:c="4"/></text:span><text:span text:style-name="T7">if (buffer_.empty()) {</text:span></text:p>
      <text:p text:style-name="P23"><text:span text:style-name="T8"><text:s text:c="8"/></text:span><text:span text:style-name="T7">throw std::logic_error("Document is empty");</text:span></text:p>
      <text:p text:style-name="P23"><text:span text:style-name="T8"><text:s text:c="4"/></text:span><text:span text:style-name="T7">}</text:span></text:p>
      <text:p text:style-name="P23"><text:span text:style-name="T8"><text:s text:c="4"/></text:span><text:span text:style-name="T7">buffer_.pop_back();</text:span></text:p>
      <text:p text:style-name="P14">}</text:p>
      <text:p text:style-name="P14"/>
      <text:p text:style-name="P14">void document::InsertIndex(std::shared_ptr&lt;figure&gt; &amp;newFigure, uint32_t index) {</text:p>
      <text:p text:style-name="P23"><text:span text:style-name="T8"><text:s text:c="4"/></text:span><text:span text:style-name="T7">buffer_.insert(buffer_.begin() + index, newFigure);</text:span></text:p>
      <text:p text:style-name="P14">}</text:p>
      <text:p text:style-name="P10"/>
      <text:p text:style-name="P10">editor.h:</text:p>
      <text:p text:style-name="P10"/>
      <text:p text:style-name="P14">#ifndef _D_EDITOR_H_</text:p>
      <text:p text:style-name="P14">#define _D_EDITOR_H_</text:p>
      <text:p text:style-name="P14"/>
      <text:p text:style-name="P14">#include "figure.h"</text:p>
      <text:p text:style-name="P14">#include "document.h"</text:p>
      <text:p text:style-name="P14">#include &lt;stack&gt;</text:p>
      <text:p text:style-name="P14">#include "command.h"</text:p>
      <text:p text:style-name="P14"><text:soft-page-break/></text:p>
      <text:p text:style-name="P14">struct editor {</text:p>
      <text:p text:style-name="P14">private:</text:p>
      <text:p text:style-name="P23"><text:span text:style-name="T8"><text:s text:c="4"/></text:span><text:span text:style-name="T7">std::shared_ptr&lt;document&gt; doc_;</text:span></text:p>
      <text:p text:style-name="P23"><text:span text:style-name="T8"><text:s text:c="4"/></text:span><text:span text:style-name="T7">std::stack&lt;std::shared_ptr&lt;Acommand&gt;&gt; history_;</text:span></text:p>
      <text:p text:style-name="P14">public:</text:p>
      <text:p text:style-name="P23"><text:span text:style-name="T8"><text:s text:c="4"/></text:span><text:span text:style-name="T7">~editor() = default;</text:span></text:p>
      <text:p text:style-name="P23"><text:span text:style-name="T8"><text:s text:c="4"/></text:span><text:span text:style-name="T7">void PrintDocument();</text:span></text:p>
      <text:p text:style-name="P23"><text:span text:style-name="T8"><text:s text:c="4"/></text:span><text:span text:style-name="T7">void CreateDocument(std::string&amp; newName);</text:span></text:p>
      <text:p text:style-name="P23"><text:span text:style-name="T8"><text:s text:c="4"/></text:span><text:span text:style-name="T7">bool DocumentExist();</text:span></text:p>
      <text:p text:style-name="P23"><text:span text:style-name="T8"><text:s text:c="4"/></text:span><text:span text:style-name="T7">editor() : doc_(nullptr), history_() {}</text:span></text:p>
      <text:p text:style-name="P23"><text:span text:style-name="T8"><text:s text:c="4"/></text:span><text:span text:style-name="T7">void InsertInDocument(std::shared_ptr&lt;figure&gt;&amp; newFigure);</text:span></text:p>
      <text:p text:style-name="P23"><text:span text:style-name="T8"><text:s text:c="4"/></text:span><text:span text:style-name="T7">void DeleteInDocument(uint32_t index);</text:span></text:p>
      <text:p text:style-name="P23"><text:span text:style-name="T8"><text:s text:c="4"/></text:span><text:span text:style-name="T7">void SaveDocument();</text:span></text:p>
      <text:p text:style-name="P23"><text:span text:style-name="T8"><text:s text:c="4"/></text:span><text:span text:style-name="T7">void LoadDocument(std::string&amp; name);</text:span></text:p>
      <text:p text:style-name="P23"><text:span text:style-name="T8"><text:s text:c="4"/></text:span><text:span text:style-name="T7">void Undo();</text:span></text:p>
      <text:p text:style-name="P14"/>
      <text:p text:style-name="P14">};</text:p>
      <text:p text:style-name="P14"/>
      <text:p text:style-name="P14">#endif //_D_EDITOR_H_</text:p>
      <text:p text:style-name="P10"/>
      <text:p text:style-name="P10"/>
      <text:p text:style-name="P10"/>
      <text:p text:style-name="P10"/>
      <text:p text:style-name="P10">editor.cpp:</text:p>
      <text:p text:style-name="P10"/>
      <text:p text:style-name="P14">#include "editor.h"</text:p>
      <text:p text:style-name="P14"/>
      <text:p text:style-name="P14">void editor::PrintDocument() {</text:p>
      <text:p text:style-name="P23"><text:span text:style-name="T8"><text:s text:c="4"/></text:span><text:span text:style-name="T7">if (doc_ == nullptr) {</text:span></text:p>
      <text:p text:style-name="P23"><text:span text:style-name="T8"><text:s text:c="8"/></text:span><text:span text:style-name="T7">std::cout &lt;&lt; "No document!\n";</text:span></text:p>
      <text:p text:style-name="P23"><text:span text:style-name="T8"><text:s text:c="8"/></text:span><text:span text:style-name="T7">return;</text:span></text:p>
      <text:p text:style-name="P23"><text:span text:style-name="T8"><text:s text:c="4"/></text:span><text:span text:style-name="T7">}</text:span></text:p>
      <text:p text:style-name="P23"><text:span text:style-name="T8"><text:s text:c="4"/></text:span><text:span text:style-name="T7">doc_-&gt;Print();</text:span></text:p>
      <text:p text:style-name="P14">}</text:p>
      <text:p text:style-name="P14"/>
      <text:p text:style-name="P14">void editor::CreateDocument(std::string &amp;newName) {</text:p>
      <text:p text:style-name="P23"><text:span text:style-name="T8"><text:s text:c="4"/></text:span><text:span text:style-name="T7">doc_ = std::make_shared&lt;document&gt;(newName);</text:span></text:p>
      <text:p text:style-name="P14">}</text:p>
      <text:p text:style-name="P14"/>
      <text:p text:style-name="P14">bool editor::DocumentExist() {</text:p>
      <text:p text:style-name="P23"><text:span text:style-name="T8"><text:s text:c="4"/></text:span><text:span text:style-name="T7">return doc_ != nullptr;</text:span></text:p>
      <text:p text:style-name="P14">}</text:p>
      <text:p text:style-name="P14"/>
      <text:p text:style-name="P14">void editor::InsertInDocument(std::shared_ptr&lt;figure&gt; &amp;newFigure) {</text:p>
      <text:p text:style-name="P23"><text:soft-page-break/><text:span text:style-name="T8"><text:s text:c="4"/></text:span><text:span text:style-name="T7">if (doc_ == nullptr) {</text:span></text:p>
      <text:p text:style-name="P23"><text:span text:style-name="T8"><text:s text:c="8"/></text:span><text:span text:style-name="T7">std::cout &lt;&lt; "No document!\n";</text:span></text:p>
      <text:p text:style-name="P23"><text:span text:style-name="T8"><text:s text:c="8"/></text:span><text:span text:style-name="T7">return;</text:span></text:p>
      <text:p text:style-name="P23"><text:span text:style-name="T8"><text:s text:c="4"/></text:span><text:span text:style-name="T7">}</text:span></text:p>
      <text:p text:style-name="P23"><text:span text:style-name="T8"><text:s text:c="4"/></text:span><text:span text:style-name="T7">std::shared_ptr&lt;Acommand&gt; command = std::shared_ptr&lt;Acommand&gt;(new InsertCommand(doc_));</text:span></text:p>
      <text:p text:style-name="P23"><text:span text:style-name="T8"><text:s text:c="4"/></text:span><text:span text:style-name="T7">doc_-&gt;Insert(newFigure);</text:span></text:p>
      <text:p text:style-name="P23"><text:span text:style-name="T8"><text:s text:c="4"/></text:span><text:span text:style-name="T7">history_.push(command);</text:span></text:p>
      <text:p text:style-name="P14">}</text:p>
      <text:p text:style-name="P14"/>
      <text:p text:style-name="P14">void editor::DeleteInDocument(uint32_t index) {</text:p>
      <text:p text:style-name="P23"><text:span text:style-name="T8"><text:s text:c="4"/></text:span><text:span text:style-name="T7">if (doc_ == nullptr) {</text:span></text:p>
      <text:p text:style-name="P23"><text:span text:style-name="T8"><text:s text:c="8"/></text:span><text:span text:style-name="T7">std::cout &lt;&lt; "No document!\n";</text:span></text:p>
      <text:p text:style-name="P23"><text:span text:style-name="T8"><text:s text:c="8"/></text:span><text:span text:style-name="T7">return;</text:span></text:p>
      <text:p text:style-name="P23"><text:span text:style-name="T8"><text:s text:c="4"/></text:span><text:span text:style-name="T7">}</text:span></text:p>
      <text:p text:style-name="P23"><text:span text:style-name="T8"><text:s text:c="4"/></text:span><text:span text:style-name="T7">if (index &gt;= doc_-&gt;Size()) {</text:span></text:p>
      <text:p text:style-name="P23"><text:span text:style-name="T8"><text:s text:c="8"/></text:span><text:span text:style-name="T7">std::cout &lt;&lt; "Out of bounds\n";</text:span></text:p>
      <text:p text:style-name="P23"><text:span text:style-name="T8"><text:s text:c="8"/></text:span><text:span text:style-name="T7">return;</text:span></text:p>
      <text:p text:style-name="P23"><text:span text:style-name="T8"><text:s text:c="4"/></text:span><text:span text:style-name="T7">}</text:span></text:p>
      <text:p text:style-name="P23"><text:span text:style-name="T8"><text:s text:c="4"/></text:span><text:span text:style-name="T7">std::shared_ptr&lt;figure&gt; tmp = doc_-&gt;GetFigure(index);</text:span></text:p>
      <text:p text:style-name="P23"><text:span text:style-name="T8"><text:s text:c="4"/></text:span><text:span text:style-name="T7">std::shared_ptr&lt;Acommand&gt; command = std::shared_ptr&lt;Acommand&gt;(new DeleteCommand(tmp,index,doc_));</text:span></text:p>
      <text:p text:style-name="P23"><text:span text:style-name="T8"><text:s text:c="4"/></text:span><text:span text:style-name="T7">doc_-&gt;Erase(index);</text:span></text:p>
      <text:p text:style-name="P23"><text:span text:style-name="T8"><text:s text:c="4"/></text:span><text:span text:style-name="T7">history_.push(command);</text:span></text:p>
      <text:p text:style-name="P14">}</text:p>
      <text:p text:style-name="P14"/>
      <text:p text:style-name="P14">void editor::SaveDocument() {</text:p>
      <text:p text:style-name="P23"><text:span text:style-name="T8"><text:s text:c="4"/></text:span><text:span text:style-name="T7">if (doc_ == nullptr) {</text:span></text:p>
      <text:p text:style-name="P23"><text:span text:style-name="T8"><text:s text:c="8"/></text:span><text:span text:style-name="T7">std::cout &lt;&lt; "No document!\nNot ";</text:span></text:p>
      <text:p text:style-name="P23"><text:span text:style-name="T8"><text:s text:c="8"/></text:span><text:span text:style-name="T7">return;</text:span></text:p>
      <text:p text:style-name="P23"><text:span text:style-name="T8"><text:s text:c="4"/></text:span><text:span text:style-name="T7">}</text:span></text:p>
      <text:p text:style-name="P23"><text:span text:style-name="T8"><text:s text:c="4"/></text:span><text:span text:style-name="T7">std::string saveName = doc_-&gt;GetName();</text:span></text:p>
      <text:p text:style-name="P23"><text:span text:style-name="T8"><text:s text:c="4"/></text:span><text:span text:style-name="T7">doc_ -&gt;Save(saveName);</text:span></text:p>
      <text:p text:style-name="P14">}</text:p>
      <text:p text:style-name="P14"/>
      <text:p text:style-name="P14">void editor::LoadDocument(std::string &amp;name) {</text:p>
      <text:p text:style-name="P23"><text:span text:style-name="T8"><text:s text:c="4"/></text:span><text:span text:style-name="T7">try {</text:span></text:p>
      <text:p text:style-name="P23"><text:span text:style-name="T8"><text:s text:c="8"/></text:span><text:span text:style-name="T7">doc_ = std::make_shared&lt;document&gt;(name);</text:span></text:p>
      <text:p text:style-name="P23"><text:span text:style-name="T8"><text:s text:c="8"/></text:span><text:span text:style-name="T7">doc_-&gt;Load(name);</text:span></text:p>
      <text:p text:style-name="P23"><text:span text:style-name="T8"><text:s text:c="8"/></text:span><text:span text:style-name="T7">while (!history_.empty()){</text:span></text:p>
      <text:p text:style-name="P23"><text:span text:style-name="T8"><text:s text:c="12"/></text:span><text:span text:style-name="T7">history_.pop();</text:span></text:p>
      <text:p text:style-name="P23"><text:span text:style-name="T8"><text:s text:c="8"/></text:span><text:span text:style-name="T7">}</text:span></text:p>
      <text:p text:style-name="P23"><text:span text:style-name="T8"><text:s text:c="4"/></text:span><text:span text:style-name="T7">} catch(std::logic_error&amp; e) {</text:span></text:p>
      <text:p text:style-name="P23"><text:span text:style-name="T8"><text:s text:c="8"/></text:span><text:span text:style-name="T7">std::cout &lt;&lt; e.what();</text:span></text:p>
      <text:p text:style-name="P23"><text:span text:style-name="T8"><text:s text:c="4"/></text:span><text:span text:style-name="T7">}</text:span></text:p>
      <text:p text:style-name="P14"><text:soft-page-break/>}</text:p>
      <text:p text:style-name="P14"/>
      <text:p text:style-name="P14">void editor::Undo() {</text:p>
      <text:p text:style-name="P23"><text:span text:style-name="T8"><text:s text:c="4"/></text:span><text:span text:style-name="T7">if (history_.empty()) {</text:span></text:p>
      <text:p text:style-name="P23"><text:span text:style-name="T8"><text:s text:c="8"/></text:span><text:span text:style-name="T7">throw std::logic_error("History is empty\n");</text:span></text:p>
      <text:p text:style-name="P23"><text:span text:style-name="T8"><text:s text:c="4"/></text:span><text:span text:style-name="T7">}</text:span></text:p>
      <text:p text:style-name="P23"><text:span text:style-name="T8"><text:s text:c="4"/></text:span><text:span text:style-name="T7">std::shared_ptr&lt;Acommand&gt; lastCommand = history_.top();</text:span></text:p>
      <text:p text:style-name="P23"><text:span text:style-name="T8"><text:s text:c="4"/></text:span><text:span text:style-name="T7">lastCommand-&gt;UnExecute();</text:span></text:p>
      <text:p text:style-name="P23"><text:span text:style-name="T8"><text:s text:c="4"/></text:span><text:span text:style-name="T7">history_.pop();</text:span></text:p>
      <text:p text:style-name="P14">}</text:p>
      <text:p text:style-name="P10"/>
      <text:p text:style-name="P10">factory.h:</text:p>
      <text:p text:style-name="P10"/>
      <text:p text:style-name="P14">#ifndef _FACTORY_H_</text:p>
      <text:p text:style-name="P14">#define _FACTORY_H_</text:p>
      <text:p text:style-name="P14"/>
      <text:p text:style-name="P14">#include &lt;memory&gt;</text:p>
      <text:p text:style-name="P14">#include &lt;iostream&gt;</text:p>
      <text:p text:style-name="P14">#include &lt;fstream&gt;</text:p>
      <text:p text:style-name="P14">#include "square.h"</text:p>
      <text:p text:style-name="P14">#include "rectangle.h"</text:p>
      <text:p text:style-name="P14">#include "trapezoid.h"</text:p>
      <text:p text:style-name="P14">#include &lt;string&gt;</text:p>
      <text:p text:style-name="P14"/>
      <text:p text:style-name="P14">struct factory {</text:p>
      <text:p text:style-name="P23"><text:span text:style-name="T8"><text:s text:c="4"/></text:span><text:span text:style-name="T7">std::shared_ptr&lt;figure&gt; FigureCreate(std::istream&amp; is);</text:span></text:p>
      <text:p text:style-name="P14"/>
      <text:p text:style-name="P23"><text:span text:style-name="T8"><text:s text:c="4"/></text:span><text:span text:style-name="T7">std::shared_ptr&lt;figure&gt; FigureCreateFile(std::ifstream&amp; is);</text:span></text:p>
      <text:p text:style-name="P14"/>
      <text:p text:style-name="P14">};</text:p>
      <text:p text:style-name="P10"/>
      <text:p text:style-name="P14">#endif //_FACTORY_H_</text:p>
      <text:p text:style-name="P10"/>
      <text:p text:style-name="P10">factory.cpp:</text:p>
      <text:p text:style-name="P10"/>
      <text:p text:style-name="P14">#include "factory.h"</text:p>
      <text:p text:style-name="P14"/>
      <text:p text:style-name="P14">std::shared_ptr&lt;figure&gt; factory::FigureCreate(std::istream &amp;is) {</text:p>
      <text:p text:style-name="P23"><text:span text:style-name="T8"><text:s text:c="4"/></text:span><text:span text:style-name="T7">std::string name;</text:span></text:p>
      <text:p text:style-name="P23"><text:span text:style-name="T8"><text:s text:c="4"/></text:span><text:span text:style-name="T7">is &gt;&gt; name;</text:span></text:p>
      <text:p text:style-name="P23"><text:span text:style-name="T8"><text:s text:c="4"/></text:span><text:span text:style-name="T7">if ( name == "square" ) {</text:span></text:p>
      <text:p text:style-name="P23"><text:span text:style-name="T8"><text:s text:c="8"/></text:span><text:span text:style-name="T7">return std::shared_ptr&lt;figure&gt; ( new square(is));</text:span></text:p>
      <text:p text:style-name="P23"><text:span text:style-name="T8"><text:s text:c="4"/></text:span><text:span text:style-name="T7">} else if ( name == "rectangle") {</text:span></text:p>
      <text:p text:style-name="P23"><text:span text:style-name="T8"><text:s text:c="8"/></text:span><text:span text:style-name="T7">return std::shared_ptr&lt;figure&gt; ( new rectangle(is));</text:span></text:p>
      <text:p text:style-name="P23"><text:span text:style-name="T8"><text:s text:c="4"/></text:span><text:span text:style-name="T7">} else if ( name == "trapezoid") {</text:span></text:p>
      <text:p text:style-name="P23"><text:soft-page-break/><text:span text:style-name="T8"><text:s text:c="8"/></text:span><text:span text:style-name="T7">return std::shared_ptr&lt;figure&gt; ( new trapezoid(is));</text:span></text:p>
      <text:p text:style-name="P23"><text:span text:style-name="T8"><text:s text:c="4"/></text:span><text:span text:style-name="T7">} else {</text:span></text:p>
      <text:p text:style-name="P23"><text:span text:style-name="T8"><text:s text:c="8"/></text:span><text:span text:style-name="T7">throw std::logic_error("There is no such figure\n");</text:span></text:p>
      <text:p text:style-name="P23"><text:span text:style-name="T8"><text:s text:c="4"/></text:span><text:span text:style-name="T7">}</text:span></text:p>
      <text:p text:style-name="P14">}</text:p>
      <text:p text:style-name="P14"/>
      <text:p text:style-name="P14">std::shared_ptr&lt;figure&gt; factory::FigureCreateFile(std::ifstream &amp;is) {</text:p>
      <text:p text:style-name="P23"><text:span text:style-name="T8"><text:s text:c="4"/></text:span><text:span text:style-name="T7">std::string name;</text:span></text:p>
      <text:p text:style-name="P23"><text:span text:style-name="T8"><text:s text:c="4"/></text:span><text:span text:style-name="T7">is &gt;&gt; name;</text:span></text:p>
      <text:p text:style-name="P23"><text:span text:style-name="T8"><text:s text:c="4"/></text:span><text:span text:style-name="T7">if ( name == "square" ) {</text:span></text:p>
      <text:p text:style-name="P23"><text:span text:style-name="T8"><text:s text:c="8"/></text:span><text:span text:style-name="T7">return std::shared_ptr&lt;figure&gt; ( new square(is));</text:span></text:p>
      <text:p text:style-name="P23"><text:span text:style-name="T8"><text:s text:c="4"/></text:span><text:span text:style-name="T7">} else if ( name == "rectangle") {</text:span></text:p>
      <text:p text:style-name="P23"><text:span text:style-name="T8"><text:s text:c="8"/></text:span><text:span text:style-name="T7">return std::shared_ptr&lt;figure&gt; ( new rectangle(is));</text:span></text:p>
      <text:p text:style-name="P23"><text:span text:style-name="T8"><text:s text:c="4"/></text:span><text:span text:style-name="T7">} else if ( name == "trapezoid") {</text:span></text:p>
      <text:p text:style-name="P23"><text:span text:style-name="T8"><text:s text:c="8"/></text:span><text:span text:style-name="T7">return std::shared_ptr&lt;figure&gt; ( new trapezoid(is));</text:span></text:p>
      <text:p text:style-name="P23"><text:span text:style-name="T8"><text:s text:c="4"/></text:span><text:span text:style-name="T7">} else {</text:span></text:p>
      <text:p text:style-name="P23"><text:span text:style-name="T8"><text:s text:c="8"/></text:span><text:span text:style-name="T7">throw std::logic_error("There is no such figure\n");</text:span></text:p>
      <text:p text:style-name="P23"><text:span text:style-name="T8"><text:s text:c="4"/></text:span><text:span text:style-name="T7">}</text:span></text:p>
      <text:p text:style-name="P14">}</text:p>
      <text:p text:style-name="P9"/>
      <text:p text:style-name="P10">main.cpp:</text:p>
      <text:p text:style-name="P10"/>
      <text:p text:style-name="P14">#include &lt;iostream&gt;</text:p>
      <text:p text:style-name="P14">#include "factory.h"</text:p>
      <text:p text:style-name="P14">#include "editor.h"</text:p>
      <text:p text:style-name="P14"/>
      <text:p text:style-name="P14">void help() {</text:p>
      <text:p text:style-name="P23"><text:span text:style-name="T8"><text:s text:c="4"/></text:span><text:span text:style-name="T7">std::cout &lt;&lt; "help - print this menu\n"</text:span></text:p>
      <text:p text:style-name="P23"><text:span text:style-name="T8"><text:s text:c="17"/></text:span><text:span text:style-name="T7">"create &lt;path&gt; - create a new file\n"</text:span></text:p>
      <text:p text:style-name="P23"><text:span text:style-name="T8"><text:s text:c="17"/></text:span><text:span text:style-name="T7">"save - save data to a file\n"</text:span></text:p>
      <text:p text:style-name="P23"><text:span text:style-name="T8"><text:s text:c="17"/></text:span><text:span text:style-name="T7">"load &lt;path&gt; - load data from a file\n"</text:span></text:p>
      <text:p text:style-name="P23"><text:span text:style-name="T8"><text:s text:c="17"/></text:span><text:span text:style-name="T7">"add &lt;square, rectangle or trapezoid&gt; &lt;vertices&gt; - add a figure\n"</text:span></text:p>
      <text:p text:style-name="P23"><text:span text:style-name="T8"><text:s text:c="17"/></text:span><text:span text:style-name="T7">"remove &lt;index&gt; - remove a figure by index\n"</text:span></text:p>
      <text:p text:style-name="P23"><text:span text:style-name="T8"><text:s text:c="17"/></text:span><text:span text:style-name="T7">"print - print all the current figures\n"</text:span></text:p>
      <text:p text:style-name="P23"><text:span text:style-name="T8"><text:s text:c="17"/></text:span><text:span text:style-name="T7">"undo - undo the last addition / removal action\n"</text:span></text:p>
      <text:p text:style-name="P23"><text:span text:style-name="T8"><text:s text:c="17"/></text:span><text:span text:style-name="T7">"exit\n";</text:span></text:p>
      <text:p text:style-name="P14">}</text:p>
      <text:p text:style-name="P14"/>
      <text:p text:style-name="P14">void create(editor&amp; edit) {</text:p>
      <text:p text:style-name="P23"><text:span text:style-name="T8"><text:s text:c="4"/></text:span><text:span text:style-name="T7">std::string tmp;</text:span></text:p>
      <text:p text:style-name="P23"><text:span text:style-name="T8"><text:s text:c="4"/></text:span><text:span text:style-name="T7">std::cin &gt;&gt; tmp;</text:span></text:p>
      <text:p text:style-name="P23"><text:span text:style-name="T8"><text:s text:c="4"/></text:span><text:span text:style-name="T7">edit.CreateDocument(tmp);</text:span></text:p>
      <text:p text:style-name="P23"><text:span text:style-name="T8"><text:s text:c="4"/></text:span><text:span text:style-name="T7">std::cout &lt;&lt; "OK\n";</text:span></text:p>
      <text:p text:style-name="P14">}</text:p>
      <text:p text:style-name="P14"/>
      <text:p text:style-name="P14"><text:soft-page-break/>void load(editor&amp; edit) {</text:p>
      <text:p text:style-name="P23"><text:span text:style-name="T8"><text:s text:c="4"/></text:span><text:span text:style-name="T7">std::string tmp;</text:span></text:p>
      <text:p text:style-name="P23"><text:span text:style-name="T8"><text:s text:c="4"/></text:span><text:span text:style-name="T7">std::cin &gt;&gt; tmp;</text:span></text:p>
      <text:p text:style-name="P23"><text:span text:style-name="T8"><text:s text:c="4"/></text:span><text:span text:style-name="T7">try {</text:span></text:p>
      <text:p text:style-name="P23"><text:span text:style-name="T8"><text:s text:c="8"/></text:span><text:span text:style-name="T7">edit.LoadDocument(tmp);</text:span></text:p>
      <text:p text:style-name="P23"><text:span text:style-name="T8"><text:s text:c="8"/></text:span><text:span text:style-name="T7">std::cout &lt;&lt; "OK\n";</text:span></text:p>
      <text:p text:style-name="P23"><text:span text:style-name="T8"><text:s text:c="4"/></text:span><text:span text:style-name="T7">} catch (std::runtime_error&amp; e) {</text:span></text:p>
      <text:p text:style-name="P23"><text:span text:style-name="T8"><text:s text:c="8"/></text:span><text:span text:style-name="T7">std::cout &lt;&lt; e.what();</text:span></text:p>
      <text:p text:style-name="P23"><text:span text:style-name="T8"><text:s text:c="4"/></text:span><text:span text:style-name="T7">}</text:span></text:p>
      <text:p text:style-name="P14">}</text:p>
      <text:p text:style-name="P14"/>
      <text:p text:style-name="P14">void save(editor&amp; edit) {</text:p>
      <text:p text:style-name="P23"><text:span text:style-name="T8"><text:s text:c="4"/></text:span><text:span text:style-name="T7">std::string tmp;</text:span></text:p>
      <text:p text:style-name="P23"><text:span text:style-name="T8"><text:s text:c="4"/></text:span><text:span text:style-name="T7">try {</text:span></text:p>
      <text:p text:style-name="P23"><text:span text:style-name="T8"><text:s text:c="8"/></text:span><text:span text:style-name="T7">edit.SaveDocument();</text:span></text:p>
      <text:p text:style-name="P23"><text:span text:style-name="T8"><text:s text:c="8"/></text:span><text:span text:style-name="T7">std::cout &lt;&lt; "OK\n";</text:span></text:p>
      <text:p text:style-name="P23"><text:span text:style-name="T8"><text:s text:c="4"/></text:span><text:span text:style-name="T7">} catch (std::runtime_error&amp; e) {</text:span></text:p>
      <text:p text:style-name="P23"><text:span text:style-name="T8"><text:s text:c="8"/></text:span><text:span text:style-name="T7">std::cout &lt;&lt; e.what();</text:span></text:p>
      <text:p text:style-name="P23"><text:span text:style-name="T8"><text:s text:c="4"/></text:span><text:span text:style-name="T7">}</text:span></text:p>
      <text:p text:style-name="P14">}</text:p>
      <text:p text:style-name="P14"/>
      <text:p text:style-name="P14">void add(editor&amp; edit) {</text:p>
      <text:p text:style-name="P23"><text:span text:style-name="T8"><text:s text:c="4"/></text:span><text:span text:style-name="T7">factory fac;</text:span></text:p>
      <text:p text:style-name="P23"><text:span text:style-name="T8"><text:s text:c="4"/></text:span><text:span text:style-name="T7">try {</text:span></text:p>
      <text:p text:style-name="P23"><text:span text:style-name="T8"><text:s text:c="8"/></text:span><text:span text:style-name="T7">std::shared_ptr&lt;figure&gt; newElem = fac.FigureCreate(std::cin);</text:span></text:p>
      <text:p text:style-name="P23"><text:span text:style-name="T8"><text:s text:c="8"/></text:span><text:span text:style-name="T7">edit.InsertInDocument(newElem);</text:span></text:p>
      <text:p text:style-name="P23"><text:span text:style-name="T8"><text:s text:c="4"/></text:span><text:span text:style-name="T7">} catch (std::logic_error&amp; e) {</text:span></text:p>
      <text:p text:style-name="P23"><text:span text:style-name="T8"><text:s text:c="8"/></text:span><text:span text:style-name="T7">std::cout &lt;&lt; e.what() &lt;&lt; '\n';</text:span></text:p>
      <text:p text:style-name="P23"><text:span text:style-name="T8"><text:s text:c="4"/></text:span><text:span text:style-name="T7">}</text:span></text:p>
      <text:p text:style-name="P23"><text:span text:style-name="T8"><text:s text:c="4"/></text:span><text:span text:style-name="T7">std::cout &lt;&lt; "Ok\n";</text:span></text:p>
      <text:p text:style-name="P14">}</text:p>
      <text:p text:style-name="P14"/>
      <text:p text:style-name="P14">void remove(editor&amp; edit) {</text:p>
      <text:p text:style-name="P23"><text:span text:style-name="T8"><text:s text:c="4"/></text:span><text:span text:style-name="T7">uint32_t index;</text:span></text:p>
      <text:p text:style-name="P23"><text:span text:style-name="T8"><text:s text:c="4"/></text:span><text:span text:style-name="T7">std::cin &gt;&gt; index;</text:span></text:p>
      <text:p text:style-name="P23"><text:span text:style-name="T8"><text:s text:c="4"/></text:span><text:span text:style-name="T7">try {</text:span></text:p>
      <text:p text:style-name="P23"><text:span text:style-name="T8"><text:s text:c="8"/></text:span><text:span text:style-name="T7">edit.DeleteInDocument(index);</text:span></text:p>
      <text:p text:style-name="P23"><text:span text:style-name="T8"><text:s text:c="8"/></text:span><text:span text:style-name="T7">std::cout &lt;&lt; "Ok\n";</text:span></text:p>
      <text:p text:style-name="P23"><text:span text:style-name="T8"><text:s text:c="4"/></text:span><text:span text:style-name="T7">} catch (std::logic_error&amp; err) {</text:span></text:p>
      <text:p text:style-name="P23"><text:span text:style-name="T8"><text:s text:c="8"/></text:span><text:span text:style-name="T7">std::cout &lt;&lt; err.what() &lt;&lt; "\n";</text:span></text:p>
      <text:p text:style-name="P23"><text:span text:style-name="T8"><text:s text:c="4"/></text:span><text:span text:style-name="T7">}</text:span></text:p>
      <text:p text:style-name="P14">}</text:p>
      <text:p text:style-name="P14"/>
      <text:p text:style-name="P14">int main() {</text:p>
      <text:p text:style-name="P23"><text:span text:style-name="T8"><text:s text:c="4"/></text:span><text:span text:style-name="T7">editor edit;</text:span></text:p>
      <text:p text:style-name="P23"><text:soft-page-break/><text:span text:style-name="T8"><text:s text:c="4"/></text:span><text:span text:style-name="T7">std::string command;</text:span></text:p>
      <text:p text:style-name="P23"><text:span text:style-name="T8"><text:s text:c="4"/></text:span><text:span text:style-name="T7">while (true) {</text:span></text:p>
      <text:p text:style-name="P23"><text:span text:style-name="T8"><text:s text:c="8"/></text:span><text:span text:style-name="T7">std::cin &gt;&gt; command;</text:span></text:p>
      <text:p text:style-name="P23"><text:span text:style-name="T8"><text:s text:c="8"/></text:span><text:span text:style-name="T7">if (command == "help") {</text:span></text:p>
      <text:p text:style-name="P23"><text:span text:style-name="T8"><text:s text:c="12"/></text:span><text:span text:style-name="T7">help();</text:span></text:p>
      <text:p text:style-name="P23"><text:span text:style-name="T8"><text:s text:c="8"/></text:span><text:span text:style-name="T7">} else if (command == "create") {</text:span></text:p>
      <text:p text:style-name="P23"><text:span text:style-name="T8"><text:s text:c="12"/></text:span><text:span text:style-name="T7">create(edit);</text:span></text:p>
      <text:p text:style-name="P23"><text:span text:style-name="T8"><text:s text:c="8"/></text:span><text:span text:style-name="T7">} else if (command == "load") {</text:span></text:p>
      <text:p text:style-name="P23"><text:span text:style-name="T8"><text:s text:c="12"/></text:span><text:span text:style-name="T7">load(edit);</text:span></text:p>
      <text:p text:style-name="P23"><text:span text:style-name="T8"><text:s text:c="8"/></text:span><text:span text:style-name="T7">} else if (command == "save") {</text:span></text:p>
      <text:p text:style-name="P23"><text:span text:style-name="T8"><text:s text:c="12"/></text:span><text:span text:style-name="T7">save(edit);</text:span></text:p>
      <text:p text:style-name="P23"><text:span text:style-name="T8"><text:s text:c="8"/></text:span><text:span text:style-name="T7">} else if (command == "exit") {</text:span></text:p>
      <text:p text:style-name="P23"><text:span text:style-name="T8"><text:s text:c="12"/></text:span><text:span text:style-name="T7">break;</text:span></text:p>
      <text:p text:style-name="P23"><text:span text:style-name="T8"><text:s text:c="8"/></text:span><text:span text:style-name="T7">} else if (command == "add") {</text:span></text:p>
      <text:p text:style-name="P23"><text:span text:style-name="T8"><text:s text:c="12"/></text:span><text:span text:style-name="T7">add(edit);</text:span></text:p>
      <text:p text:style-name="P23"><text:span text:style-name="T8"><text:s text:c="8"/></text:span><text:span text:style-name="T7">} else if (command == "remove") {</text:span></text:p>
      <text:p text:style-name="P23"><text:span text:style-name="T8"><text:s text:c="12"/></text:span><text:span text:style-name="T7">remove(edit);</text:span></text:p>
      <text:p text:style-name="P23"><text:span text:style-name="T8"><text:s text:c="8"/></text:span><text:span text:style-name="T7">} else if (command == "print") {</text:span></text:p>
      <text:p text:style-name="P23"><text:span text:style-name="T8"><text:s text:c="12"/></text:span><text:span text:style-name="T7">edit.PrintDocument();</text:span></text:p>
      <text:p text:style-name="P23"><text:span text:style-name="T8"><text:s text:c="8"/></text:span><text:span text:style-name="T7">} else if (command == "undo") {</text:span></text:p>
      <text:p text:style-name="P23"><text:span text:style-name="T8"><text:s text:c="12"/></text:span><text:span text:style-name="T7">try {</text:span></text:p>
      <text:p text:style-name="P23"><text:span text:style-name="T8"><text:s text:c="16"/></text:span><text:span text:style-name="T7">edit.Undo();</text:span></text:p>
      <text:p text:style-name="P23"><text:span text:style-name="T8"><text:s text:c="12"/></text:span><text:span text:style-name="T7">} catch (std::logic_error&amp; e) {</text:span></text:p>
      <text:p text:style-name="P23"><text:span text:style-name="T8"><text:s text:c="16"/></text:span><text:span text:style-name="T7">std::cout &lt;&lt; e.what();</text:span></text:p>
      <text:p text:style-name="P23"><text:span text:style-name="T8"><text:s text:c="12"/></text:span><text:span text:style-name="T7">}</text:span></text:p>
      <text:p text:style-name="P23"><text:span text:style-name="T8"><text:s text:c="8"/></text:span><text:span text:style-name="T7">} else {</text:span></text:p>
      <text:p text:style-name="P23"><text:span text:style-name="T8"><text:s text:c="12"/></text:span><text:span text:style-name="T7">std::cout &lt;&lt; "Unknown command\n";</text:span></text:p>
      <text:p text:style-name="P23"><text:span text:style-name="T8"><text:s text:c="8"/></text:span><text:span text:style-name="T7">}</text:span></text:p>
      <text:p text:style-name="P23"><text:span text:style-name="T8"><text:s text:c="4"/></text:span><text:span text:style-name="T7">}</text:span></text:p>
      <text:p text:style-name="P23"><text:span text:style-name="T8"><text:s text:c="4"/></text:span><text:span text:style-name="T7">return 0;</text:span></text:p>
      <text:p text:style-name="P14">}</text:p>
      <text:p text:style-name="P13"/>
      <text:p text:style-name="P4"><text:span text:style-name="T2">2. Ссылка на репозиторий на </text:span><text:span text:style-name="T5">GitHub</text:span><text:span text:style-name="T2">.</text:span></text:p>
      <text:p text:style-name="P7"/>
      <text:p text:style-name="P31">https://github.com/<text:span text:style-name="T14">obydenkova</text:span>/oop_exercise_07</text:p>
      <text:p text:style-name="P11"/>
      <text:p text:style-name="P4"><text:span text:style-name="T5">3. </text:span><text:span text:style-name="T2">Набор</text:span><text:span text:style-name="T5"> </text:span><text:span text:style-name="T2">тестов</text:span><text:span text:style-name="T5">.</text:span></text:p>
      <text:p text:style-name="P10">test_01.test:</text:p>
      <text:p text:style-name="P10"/>
      <text:p text:style-name="P6">create figures1.txt</text:p>
      <text:p text:style-name="P6">add square 0 0 0 0 0 0 0 0</text:p>
      <text:p text:style-name="P6">add rectangle 0 0 2 0 2 1 0 1</text:p>
      <text:p text:style-name="P6">add trapezoid 0 0 2 0 2 1 0 1</text:p>
      <text:p text:style-name="P6">print</text:p>
      <text:p text:style-name="P6">remove 0</text:p>
      <text:p text:style-name="P6"><text:soft-page-break/>print</text:p>
      <text:p text:style-name="P6">save</text:p>
      <text:p text:style-name="P6">create figures2.txt</text:p>
      <text:p text:style-name="P6">add square 1 1 1 1 1 1 1 1</text:p>
      <text:p text:style-name="P6">add trapezoid 1 1 1 1 1 1 1 1</text:p>
      <text:p text:style-name="P6">save</text:p>
      <text:p text:style-name="P6">print</text:p>
      <text:p text:style-name="P6">load figures1.txt</text:p>
      <text:p text:style-name="P6">print</text:p>
      <text:p text:style-name="P6">remove 1</text:p>
      <text:p text:style-name="P6">print</text:p>
      <text:p text:style-name="P6">undo</text:p>
      <text:p text:style-name="P6">print</text:p>
      <text:p text:style-name="P6">load figures2.txt</text:p>
      <text:p text:style-name="P6">print</text:p>
      <text:p text:style-name="P6">add square 10 10 10 10 10 10 10 10</text:p>
      <text:p text:style-name="P6">print</text:p>
      <text:p text:style-name="P6">undo</text:p>
      <text:p text:style-name="P6">print</text:p>
      <text:p text:style-name="P6">exit</text:p>
      <text:p text:style-name="P6"/>
      <text:p text:style-name="P23"><text:span text:style-name="T4">test</text:span><text:span text:style-name="T1">_02.</text:span><text:span text:style-name="T4">test</text:span><text:span text:style-name="T1">:</text:span></text:p>
      <text:p text:style-name="P23"/>
      <text:p text:style-name="P15">create figures1.txt</text:p>
      <text:p text:style-name="P15">print</text:p>
      <text:p text:style-name="P15">add square 0 0 0 0 0 0 0 0</text:p>
      <text:p text:style-name="P15">undo</text:p>
      <text:p text:style-name="P15">print</text:p>
      <text:p text:style-name="P15">exit</text:p>
      <text:p text:style-name="P5"/>
      <text:p text:style-name="P8">4. Результаты выполнения тестов.</text:p>
      <text:p text:style-name="P8"/>
      <text:p text:style-name="P10">test_01.result:</text:p>
      <text:p text:style-name="P10"/>
      <text:p text:style-name="P14">OK</text:p>
      <text:p text:style-name="P14">Ok</text:p>
      <text:p text:style-name="P14">Ok</text:p>
      <text:p text:style-name="P14">Ok</text:p>
      <text:p text:style-name="P14">square</text:p>
      <text:p text:style-name="P14">0 0</text:p>
      <text:p text:style-name="P14">0 0</text:p>
      <text:p text:style-name="P14">0 0</text:p>
      <text:p text:style-name="P14">0 0</text:p>
      <text:p text:style-name="P14">Center: 0 0</text:p>
      <text:p text:style-name="P14">Area:0</text:p>
      <text:p text:style-name="P14"><text:soft-page-break/>rectangle</text:p>
      <text:p text:style-name="P14">0 0</text:p>
      <text:p text:style-name="P14">2 0</text:p>
      <text:p text:style-name="P14">2 1</text:p>
      <text:p text:style-name="P14">0 1</text:p>
      <text:p text:style-name="P14">Center: 1 0.5</text:p>
      <text:p text:style-name="P14">Area:2</text:p>
      <text:p text:style-name="P14">trapezoid</text:p>
      <text:p text:style-name="P14">0 0</text:p>
      <text:p text:style-name="P14">2 0</text:p>
      <text:p text:style-name="P14">2 1</text:p>
      <text:p text:style-name="P14">0 1</text:p>
      <text:p text:style-name="P14">Center: 1 0.5</text:p>
      <text:p text:style-name="P14">Area:1</text:p>
      <text:p text:style-name="P14">Ok</text:p>
      <text:p text:style-name="P14">rectangle</text:p>
      <text:p text:style-name="P14">0 0</text:p>
      <text:p text:style-name="P14">2 0</text:p>
      <text:p text:style-name="P14">2 1</text:p>
      <text:p text:style-name="P14">0 1</text:p>
      <text:p text:style-name="P14">Center: 1 0.5</text:p>
      <text:p text:style-name="P14">Area:2</text:p>
      <text:p text:style-name="P14">trapezoid</text:p>
      <text:p text:style-name="P14">0 0</text:p>
      <text:p text:style-name="P14">2 0</text:p>
      <text:p text:style-name="P14">2 1</text:p>
      <text:p text:style-name="P14">0 1</text:p>
      <text:p text:style-name="P14">Center: 1 0.5</text:p>
      <text:p text:style-name="P14">Area:1</text:p>
      <text:p text:style-name="P14">OK</text:p>
      <text:p text:style-name="P14">OK</text:p>
      <text:p text:style-name="P14">Ok</text:p>
      <text:p text:style-name="P14">Ok</text:p>
      <text:p text:style-name="P14">OK</text:p>
      <text:p text:style-name="P14">square</text:p>
      <text:p text:style-name="P14">1 1</text:p>
      <text:p text:style-name="P14">1 1</text:p>
      <text:p text:style-name="P14">1 1</text:p>
      <text:p text:style-name="P14">1 1</text:p>
      <text:p text:style-name="P14">Center: 1 1</text:p>
      <text:p text:style-name="P14">Area:0</text:p>
      <text:p text:style-name="P14">trapezoid</text:p>
      <text:p text:style-name="P14">1 1</text:p>
      <text:p text:style-name="P14">1 1</text:p>
      <text:p text:style-name="P14">1 1</text:p>
      <text:p text:style-name="P14"><text:soft-page-break/>1 1</text:p>
      <text:p text:style-name="P14">Center: 1 1</text:p>
      <text:p text:style-name="P14">Area:0</text:p>
      <text:p text:style-name="P14">OK</text:p>
      <text:p text:style-name="P14">rectangle</text:p>
      <text:p text:style-name="P14">0 0</text:p>
      <text:p text:style-name="P14">2 0</text:p>
      <text:p text:style-name="P14">2 1</text:p>
      <text:p text:style-name="P14">0 1</text:p>
      <text:p text:style-name="P14">Center: 1 0.5</text:p>
      <text:p text:style-name="P14">Area:2</text:p>
      <text:p text:style-name="P14">trapezoid</text:p>
      <text:p text:style-name="P14">0 0</text:p>
      <text:p text:style-name="P14">2 0</text:p>
      <text:p text:style-name="P14">2 1</text:p>
      <text:p text:style-name="P14">0 1</text:p>
      <text:p text:style-name="P14">Center: 1 0.5</text:p>
      <text:p text:style-name="P14">Area:1</text:p>
      <text:p text:style-name="P14">Ok</text:p>
      <text:p text:style-name="P14">rectangle</text:p>
      <text:p text:style-name="P14">0 0</text:p>
      <text:p text:style-name="P14">2 0</text:p>
      <text:p text:style-name="P14">2 1</text:p>
      <text:p text:style-name="P14">0 1</text:p>
      <text:p text:style-name="P14">Center: 1 0.5</text:p>
      <text:p text:style-name="P14">Area:2</text:p>
      <text:p text:style-name="P14">rectangle</text:p>
      <text:p text:style-name="P14">0 0</text:p>
      <text:p text:style-name="P14">2 0</text:p>
      <text:p text:style-name="P14">2 1</text:p>
      <text:p text:style-name="P14">0 1</text:p>
      <text:p text:style-name="P14">Center: 1 0.5</text:p>
      <text:p text:style-name="P14">Area:2</text:p>
      <text:p text:style-name="P14">trapezoid</text:p>
      <text:p text:style-name="P14">0 0</text:p>
      <text:p text:style-name="P14">2 0</text:p>
      <text:p text:style-name="P14">2 1</text:p>
      <text:p text:style-name="P14">0 1</text:p>
      <text:p text:style-name="P14">Center: 1 0.5</text:p>
      <text:p text:style-name="P14">Area:1</text:p>
      <text:p text:style-name="P14">OK</text:p>
      <text:p text:style-name="P14">square</text:p>
      <text:p text:style-name="P14">1 1</text:p>
      <text:p text:style-name="P14">1 1</text:p>
      <text:p text:style-name="P14">1 1</text:p>
      <text:p text:style-name="P14"><text:soft-page-break/>1 1</text:p>
      <text:p text:style-name="P14">Center: 1 1</text:p>
      <text:p text:style-name="P14">Area:0</text:p>
      <text:p text:style-name="P14">trapezoid</text:p>
      <text:p text:style-name="P14">1 1</text:p>
      <text:p text:style-name="P14">1 1</text:p>
      <text:p text:style-name="P14">1 1</text:p>
      <text:p text:style-name="P14">1 1</text:p>
      <text:p text:style-name="P14">Center: 1 1</text:p>
      <text:p text:style-name="P14">Area:0</text:p>
      <text:p text:style-name="P14">Ok</text:p>
      <text:p text:style-name="P14">square</text:p>
      <text:p text:style-name="P14">1 1</text:p>
      <text:p text:style-name="P14">1 1</text:p>
      <text:p text:style-name="P14">1 1</text:p>
      <text:p text:style-name="P14">1 1</text:p>
      <text:p text:style-name="P14">Center: 1 1</text:p>
      <text:p text:style-name="P14">Area:0</text:p>
      <text:p text:style-name="P14">trapezoid</text:p>
      <text:p text:style-name="P14">1 1</text:p>
      <text:p text:style-name="P14">1 1</text:p>
      <text:p text:style-name="P14">1 1</text:p>
      <text:p text:style-name="P14">1 1</text:p>
      <text:p text:style-name="P14">Center: 1 1</text:p>
      <text:p text:style-name="P14">Area:0</text:p>
      <text:p text:style-name="P14">square</text:p>
      <text:p text:style-name="P14">10 10</text:p>
      <text:p text:style-name="P14">10 10</text:p>
      <text:p text:style-name="P14">10 10</text:p>
      <text:p text:style-name="P14">10 10</text:p>
      <text:p text:style-name="P14">Center: 10 10</text:p>
      <text:p text:style-name="P14">Area:0</text:p>
      <text:p text:style-name="P14">square</text:p>
      <text:p text:style-name="P14">1 1</text:p>
      <text:p text:style-name="P14">1 1</text:p>
      <text:p text:style-name="P14">1 1</text:p>
      <text:p text:style-name="P14">1 1</text:p>
      <text:p text:style-name="P14">Center: 1 1</text:p>
      <text:p text:style-name="P14">Area:0</text:p>
      <text:p text:style-name="P14">trapezoid</text:p>
      <text:p text:style-name="P14">1 1</text:p>
      <text:p text:style-name="P14">1 1</text:p>
      <text:p text:style-name="P14">1 1</text:p>
      <text:p text:style-name="P14">1 1</text:p>
      <text:p text:style-name="P14">Center: 1 1</text:p>
      <text:p text:style-name="P14"><text:soft-page-break/>Area:0</text:p>
      <text:p text:style-name="P26"><text:s/></text:p>
      <text:p text:style-name="P25"/>
      <text:p text:style-name="P23"><text:span text:style-name="T4">test_02.result</text:span><text:span text:style-name="T3">:</text:span></text:p>
      <text:p text:style-name="P23"/>
      <text:p text:style-name="P9">OK</text:p>
      <text:p text:style-name="P9">Buffer is empty</text:p>
      <text:p text:style-name="P9">OK</text:p>
      <text:p text:style-name="P9">Buffer is empty</text:p>
      <text:p text:style-name="P8"/>
      <text:p text:style-name="P8"/>
      <text:p text:style-name="P8">5. Объяснение результатов работы программы.</text:p>
      <text:p text:style-name="P8"/>
      <text:p text:style-name="P16">В программе реализованы функции сохранения фигур (квадрата, прямогульника и трапеции) в файл, загрузки из файла и отмены последнего добавления / удаления фигуры в файл.</text:p>
      <text:p text:style-name="P7"/>
      <text:p text:style-name="P8">6. Вывод.</text:p>
      <text:p text:style-name="P4"/>
      <text:p text:style-name="P24"><text:span text:style-name="T9">В ходе выполнения лабораторной работы я улучшил</text:span><text:span text:style-name="T10">а</text:span><text:span text:style-name="T9"> навыки работы с наследованием классов, реализовал</text:span><text:span text:style-name="T10">а</text:span><text:span text:style-name="T9"> функцию undo, которая отменяет последнее удаление и добавление фигуры, поработал</text:span><text:span text:style-name="T10">а</text:span><text:span text:style-name="T9"> с чтением и записью фигур в файл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ohit Devanagari3" svg:font-family="'Lohit Devanagari'" style:font-pitch="variable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Lohit Devanagari1" style:font-family-complex="'Lohit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3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Заголовок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Times New Roman'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Lohit Devanagari1" style:font-family-complex="'Lohit Devanagari', 'Times New Roman'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951cm" fo:margin-left="3cm" fo:margin-right="1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гомед Касимов</meta:initial-creator>
    <meta:creation-date>2019-11-22T09:42:00</meta:creation-date>
    <dc:date>2020-01-11T14:05:08.502977951</dc:date>
    <meta:editing-cycles>12</meta:editing-cycles>
    <meta:editing-duration>PT24M10S</meta:editing-duration>
    <meta:generator>LibreOffice/6.0.7.3$Linux_X86_64 LibreOffice_project/00m0$Build-3</meta:generator>
    <meta:document-statistic meta:table-count="1" meta:image-count="0" meta:object-count="0" meta:page-count="20" meta:paragraph-count="706" meta:word-count="2036" meta:character-count="15186" meta:non-whitespace-character-count="12203"/>
  </office:meta>
</office:document-meta>
</file>